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087" officeooo:paragraph-rsid="000c80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string: <text:text-input text:description="py3o://function=&quot;format_date(datestring, '%d/%m/%Y')&quot;">02/10/2017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Nguyen</meta:initial-creator>
    <meta:creation-date>2017-10-02T12:11:06.972803930</meta:creation-date>
    <dc:date>2017-10-02T12:13:27.936581438</dc:date>
    <dc:creator>Antoine Nguyen</dc:creator>
    <meta:editing-duration>PT2M21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3"/>
    <meta:generator>LibreOffice/5.2.7.2$Linux_X86_64 LibreOffice_project/20m0$Build-2</meta:generator>
  </office:meta>
</office:document-meta>
</file>